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C3000002C34CF317DA8D4C3D69.png" manifest:media-type="image/png"/>
  <manifest:file-entry manifest:full-path="Pictures/10000201000002C3000002C3962F42F0ED2E8114.png" manifest:media-type="image/png"/>
  <manifest:file-entry manifest:full-path="Pictures/10000201000002C3000002C3613E6C9CE62D58B0.png" manifest:media-type="image/png"/>
  <manifest:file-entry manifest:full-path="Pictures/10000201000002C3000002C31CA4917BE757F2EA.png" manifest:media-type="image/png"/>
  <manifest:file-entry manifest:full-path="Pictures/10000416000069F0000069F0CF3F391D6A5B7DF6.svg" manifest:media-type="image/svg+xml"/>
  <manifest:file-entry manifest:full-path="Pictures/10000633000069F0000069F0FF5C9E6722475A1F.svg" manifest:media-type="image/svg+xml"/>
  <manifest:file-entry manifest:full-path="Pictures/100007E8000069F0000069F0103FFA9927D8484E.svg" manifest:media-type="image/svg+xml"/>
  <manifest:file-entry manifest:full-path="Pictures/100004F1000069F0000069F06394317ABFEA1B2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81cm" svg:stroke-color="#333333" draw:marker-start-width="0.321cm" draw:marker-end-width="0.321cm" draw:fill-color="#ffffff" draw:textarea-horizontal-align="justify" draw:textarea-vertical-align="middle" draw:auto-grow-height="false" fo:min-height="1.412cm" fo:min-width="4.058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333333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333333" draw:marker-start-width="0.321cm" draw:marker-end="Arrow" draw:marker-end-width="0.421cm" draw:fill="solid" draw:fill-color="#ffffff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/>
    </style:style>
    <style:style style:name="P3" style:family="paragraph">
      <loext:graphic-properties draw:fill-color="#ffffff"/>
      <style:paragraph-properties fo:text-align="center"/>
      <style:text-properties fo:color="#333333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code.svg" draw:style-name="gr1" draw:text-style-name="P1" xml:id="id1" draw:id="id1" draw:layer="layout" svg:width="1.92cm" svg:height="1.92cm" svg:x="1.627cm" svg:y="2.141cm">
          <draw:image xlink:href="Pictures/10000416000069F0000069F0CF3F391D6A5B7DF6.svg" xlink:type="simple" xlink:show="embed" xlink:actuate="onLoad" loext:mime-type="image/svg+xml">
            <text:p/>
          </draw:image>
          <draw:image xlink:href="Pictures/10000201000002C3000002C34CF317DA8D4C3D69.png" xlink:type="simple" xlink:show="embed" xlink:actuate="onLoad" loext:mime-type="image/png"/>
          <svg:title>code icon</svg:title>
          <svg:desc>code icon from the IconExperience.com O-Collection. Copyright by INCORS GmbH (www.incors.com).</svg:desc>
        </draw:frame>
        <draw:frame draw:name="spreadsheed_data.svg" draw:style-name="gr1" draw:text-style-name="P1" xml:id="id6" draw:id="id6" draw:layer="layout" svg:width="1.93cm" svg:height="1.93cm" svg:x="1.622cm" svg:y="6.164cm">
          <draw:image xlink:href="Pictures/100007E8000069F0000069F0103FFA9927D8484E.svg" xlink:type="simple" xlink:show="embed" xlink:actuate="onLoad" loext:mime-type="image/svg+xml">
            <text:p/>
          </draw:image>
          <draw:image xlink:href="Pictures/10000201000002C3000002C31CA4917BE757F2EA.png" xlink:type="simple" xlink:show="embed" xlink:actuate="onLoad" loext:mime-type="image/png"/>
          <svg:title>spreadsheed_data icon</svg:title>
          <svg:desc>spreadsheed_data icon from the IconExperience.com O-Collection. Copyright by INCORS GmbH (www.incors.com).</svg:desc>
        </draw:frame>
        <draw:frame draw:name="data.svg" draw:style-name="gr1" draw:text-style-name="P1" xml:id="id5" draw:id="id5" draw:layer="layout" svg:width="1.93cm" svg:height="1.93cm" svg:x="6.766cm" svg:y="6.164cm">
          <draw:image xlink:href="Pictures/100004F1000069F0000069F06394317ABFEA1B26.svg" xlink:type="simple" xlink:show="embed" xlink:actuate="onLoad" loext:mime-type="image/svg+xml">
            <text:p/>
          </draw:image>
          <draw:image xlink:href="Pictures/10000201000002C3000002C3613E6C9CE62D58B0.png" xlink:type="simple" xlink:show="embed" xlink:actuate="onLoad" loext:mime-type="image/png"/>
          <svg:title>data icon</svg:title>
          <svg:desc>data icon from the IconExperience.com O-Collection. Copyright by INCORS GmbH (www.incors.com).</svg:desc>
        </draw:frame>
        <draw:frame draw:name="chart_bubble.svg" draw:style-name="gr1" draw:text-style-name="P1" xml:id="id7" draw:id="id7" draw:layer="layout" svg:width="1.93cm" svg:height="1.93cm" svg:x="1.622cm" svg:y="9.729cm">
          <draw:image xlink:href="Pictures/10000633000069F0000069F0FF5C9E6722475A1F.svg" xlink:type="simple" xlink:show="embed" xlink:actuate="onLoad" loext:mime-type="image/svg+xml">
            <text:p/>
          </draw:image>
          <draw:image xlink:href="Pictures/10000201000002C3000002C3962F42F0ED2E8114.png" xlink:type="simple" xlink:show="embed" xlink:actuate="onLoad" loext:mime-type="image/png"/>
          <svg:title>chart_bubble icon</svg:title>
          <svg:desc>chart_bubble icon from the IconExperience.com O-Collection. Copyright by INCORS GmbH (www.incors.com).</svg:desc>
        </draw:frame>
        <draw:custom-shape draw:style-name="gr2" draw:text-style-name="P3" xml:id="id2" draw:id="id2" draw:layer="layout" svg:width="4.826cm" svg:height="1.93cm" svg:x="5.318cm" svg:y="2.136cm">
          <text:p text:style-name="P2">Grammar</text:p>
          <text:p text:style-name="P2">Measur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4.826cm" svg:height="1.93cm" svg:x="11.319cm" svg:y="2.136cm">
          <text:p text:style-name="P2">Islandiz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4.826cm" svg:height="1.93cm" svg:x="11.319cm" svg:y="6.164cm">
          <text:p text:style-name="P2">Grammar</text:p>
          <text:p text:style-name="P2">Measur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ode.svg" draw:style-name="gr1" draw:text-style-name="P1" xml:id="id8" draw:id="id8" draw:layer="layout" svg:width="1.92cm" svg:height="1.92cm" svg:x="17.627cm" svg:y="2.141cm">
          <draw:image xlink:href="Pictures/10000416000069F0000069F0CF3F391D6A5B7DF6.svg" xlink:type="simple" xlink:show="embed" xlink:actuate="onLoad" loext:mime-type="image/svg+xml">
            <text:p/>
          </draw:image>
          <draw:image xlink:href="Pictures/10000201000002C3000002C34CF317DA8D4C3D69.png" xlink:type="simple" xlink:show="embed" xlink:actuate="onLoad" loext:mime-type="image/png"/>
          <svg:title>code icon</svg:title>
          <svg:desc>code icon from the IconExperience.com O-Collection. Copyright by INCORS GmbH (www.incors.com).</svg:desc>
        </draw:frame>
        <draw:connector draw:style-name="gr3" draw:text-style-name="P4" draw:layer="layout" svg:x1="3.547cm" svg:y1="3.101cm" svg:x2="5.318cm" svg:y2="3.101cm" draw:start-shape="id1" draw:start-glue-point="1" draw:end-shape="id2" draw:end-glue-point="3" svg:d="M3547 3101h1771" svg:viewBox="0 0 1772 1">
          <text:p/>
        </draw:connector>
        <draw:connector draw:style-name="gr3" draw:text-style-name="P4" draw:layer="layout" svg:x1="10.144cm" svg:y1="3.101cm" svg:x2="11.319cm" svg:y2="3.101cm" draw:start-shape="id2" draw:start-glue-point="1" draw:end-shape="id3" svg:d="M10144 3101h1175" svg:viewBox="0 0 1176 1">
          <text:p/>
        </draw:connector>
        <draw:connector draw:style-name="gr3" draw:text-style-name="P4" draw:layer="layout" svg:x1="13.732cm" svg:y1="4.066cm" svg:x2="13.732cm" svg:y2="6.164cm" draw:start-shape="id3" draw:start-glue-point="2" draw:end-shape="id4" draw:end-glue-point="0" svg:d="M13732 4066v2098" svg:viewBox="0 0 1 2099">
          <text:p/>
        </draw:connector>
        <draw:connector draw:style-name="gr3" draw:text-style-name="P4" draw:layer="layout" svg:x1="7.731cm" svg:y1="4.066cm" svg:x2="7.731cm" svg:y2="6.164cm" draw:start-shape="id2" draw:start-glue-point="2" draw:end-shape="id5" draw:end-glue-point="0" svg:d="M7731 4066v2098" svg:viewBox="0 0 1 2099">
          <text:p/>
        </draw:connector>
        <draw:connector draw:style-name="gr3" draw:text-style-name="P4" draw:layer="layout" svg:x1="11.319cm" svg:y1="7.129cm" svg:x2="8.696cm" svg:y2="7.129cm" draw:start-shape="id4" draw:start-glue-point="3" draw:end-shape="id5" svg:d="M11319 7129h-2623" svg:viewBox="0 0 2624 1">
          <text:p/>
        </draw:connector>
        <draw:connector draw:style-name="gr3" draw:text-style-name="P4" draw:layer="layout" svg:x1="6.766cm" svg:y1="7.129cm" svg:x2="3.552cm" svg:y2="7.129cm" draw:start-shape="id5" draw:start-glue-point="3" draw:end-shape="id6" draw:end-glue-point="1" svg:d="M6766 7129h-3214" svg:viewBox="0 0 3215 1">
          <text:p/>
        </draw:connector>
        <draw:connector draw:style-name="gr3" draw:text-style-name="P4" draw:layer="layout" svg:x1="2.587cm" svg:y1="8.094cm" svg:x2="2.587cm" svg:y2="9.729cm" draw:start-shape="id6" draw:start-glue-point="2" draw:end-shape="id7" draw:end-glue-point="0" svg:d="M2587 8094v1635" svg:viewBox="0 0 1 1636">
          <text:p/>
        </draw:connector>
        <draw:connector draw:style-name="gr3" draw:text-style-name="P4" draw:layer="layout" svg:x1="17.627cm" svg:y1="3.101cm" svg:x2="16.145cm" svg:y2="3.101cm" draw:start-shape="id8" draw:start-glue-point="3" draw:end-shape="id3" draw:end-glue-point="1" svg:d="M17627 3101h-1482" svg:viewBox="0 0 1483 1">
          <text:p/>
        </draw:connector>
      </draw:page>
      <draw:page draw:name="page2" draw:style-name="dp1" draw:master-page-name="Default">
        <draw:connector draw:style-name="gr4" draw:text-style-name="P5" draw:layer="layout" svg:x1="12.558cm" svg:y1="4.046cm" svg:x2="12.558cm" svg:y2="9.144cm" draw:start-shape="id9" draw:start-glue-point="4" draw:end-shape="id10" draw:end-glue-point="4" svg:d="M12558 4046v5098" svg:viewBox="0 0 1 5099">
          <text:p/>
        </draw:connector>
        <draw:connector draw:style-name="gr4" draw:text-style-name="P5" draw:layer="layout" draw:type="lines" draw:line-skew="3.651cm -0.405cm" svg:x1="6.589cm" svg:y1="4.046cm" svg:x2="7.732cm" svg:y2="9.144cm" draw:start-shape="id11" draw:start-glue-point="4" draw:end-shape="id12" draw:end-glue-point="0" svg:d="M6589 4046v4193h1143v905" svg:viewBox="0 0 1144 5099">
          <text:p/>
        </draw:connector>
        <draw:frame draw:name="code.svg" draw:style-name="gr1" draw:text-style-name="P1" xml:id="id13" draw:id="id13" draw:layer="layout" svg:width="1.92cm" svg:height="1.92cm" svg:x="1.628cm" svg:y="2.121cm">
          <draw:image xlink:href="Pictures/10000416000069F0000069F0CF3F391D6A5B7DF6.svg" xlink:type="simple" xlink:show="embed" xlink:actuate="onLoad" loext:mime-type="image/svg+xml">
            <text:p/>
          </draw:image>
          <draw:image xlink:href="Pictures/10000201000002C3000002C34CF317DA8D4C3D69.png" xlink:type="simple" xlink:show="embed" xlink:actuate="onLoad" loext:mime-type="image/png"/>
          <svg:title>code icon</svg:title>
          <svg:desc>code icon from the IconExperience.com O-Collection. Copyright by INCORS GmbH (www.incors.com).</svg:desc>
        </draw:frame>
        <draw:frame draw:name="spreadsheed_data.svg" draw:style-name="gr1" draw:text-style-name="P1" xml:id="id14" draw:id="id14" draw:layer="layout" svg:width="1.93cm" svg:height="1.93cm" svg:x="1.623cm" svg:y="9.144cm">
          <draw:image xlink:href="Pictures/100007E8000069F0000069F0103FFA9927D8484E.svg" xlink:type="simple" xlink:show="embed" xlink:actuate="onLoad" loext:mime-type="image/svg+xml">
            <text:p/>
          </draw:image>
          <draw:image xlink:href="Pictures/10000201000002C3000002C31CA4917BE757F2EA.png" xlink:type="simple" xlink:show="embed" xlink:actuate="onLoad" loext:mime-type="image/png"/>
          <svg:title>spreadsheed_data icon</svg:title>
          <svg:desc>spreadsheed_data icon from the IconExperience.com O-Collection. Copyright by INCORS GmbH (www.incors.com).</svg:desc>
        </draw:frame>
        <draw:frame draw:name="data.svg" draw:style-name="gr1" draw:text-style-name="P1" xml:id="id12" draw:id="id12" draw:layer="layout" svg:width="1.93cm" svg:height="1.93cm" svg:x="6.767cm" svg:y="9.144cm">
          <draw:image xlink:href="Pictures/100004F1000069F0000069F06394317ABFEA1B26.svg" xlink:type="simple" xlink:show="embed" xlink:actuate="onLoad" loext:mime-type="image/svg+xml">
            <text:p/>
          </draw:image>
          <draw:image xlink:href="Pictures/10000201000002C3000002C3613E6C9CE62D58B0.png" xlink:type="simple" xlink:show="embed" xlink:actuate="onLoad" loext:mime-type="image/png"/>
          <svg:title>data icon</svg:title>
          <svg:desc>data icon from the IconExperience.com O-Collection. Copyright by INCORS GmbH (www.incors.com).</svg:desc>
        </draw:frame>
        <draw:frame draw:name="chart_bubble.svg" draw:style-name="gr1" draw:text-style-name="P1" xml:id="id15" draw:id="id15" draw:layer="layout" svg:width="1.93cm" svg:height="1.93cm" svg:x="1.623cm" svg:y="12.709cm">
          <draw:image xlink:href="Pictures/10000633000069F0000069F0FF5C9E6722475A1F.svg" xlink:type="simple" xlink:show="embed" xlink:actuate="onLoad" loext:mime-type="image/svg+xml">
            <text:p/>
          </draw:image>
          <draw:image xlink:href="Pictures/10000201000002C3000002C3962F42F0ED2E8114.png" xlink:type="simple" xlink:show="embed" xlink:actuate="onLoad" loext:mime-type="image/png"/>
          <svg:title>chart_bubble icon</svg:title>
          <svg:desc>chart_bubble icon from the IconExperience.com O-Collection. Copyright by INCORS GmbH (www.incors.com).</svg:desc>
        </draw:frame>
        <draw:custom-shape draw:style-name="gr2" draw:text-style-name="P3" xml:id="id11" draw:id="id11" draw:layer="layout" svg:width="4.826cm" svg:height="1.93cm" svg:x="5.319cm" svg:y="2.116cm">
          <draw:glue-point draw:id="4" svg:x="-2.37cm" svg:y="5.01cm"/>
          <text:p text:style-name="P2">Grammar</text:p>
          <text:p text:style-name="P2">Measur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9" draw:id="id9" draw:layer="layout" svg:width="4.826cm" svg:height="1.93cm" svg:x="11.32cm" svg:y="2.116cm">
          <draw:glue-point draw:id="4" svg:x="-2.436cm" svg:y="5.01cm"/>
          <text:p text:style-name="P2">Islandiz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4.826cm" svg:height="1.93cm" svg:x="11.32cm" svg:y="9.144cm">
          <draw:glue-point draw:id="4" svg:x="-2.436cm" svg:y="-5.082cm"/>
          <draw:glue-point draw:id="5" svg:x="2.563cm" svg:y="-5.082cm"/>
          <text:p text:style-name="P2">Grammar</text:p>
          <text:p text:style-name="P2">Mer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ode.svg" draw:style-name="gr1" draw:text-style-name="P1" xml:id="id16" draw:id="id16" draw:layer="layout" svg:width="1.92cm" svg:height="1.92cm" svg:x="17.628cm" svg:y="2.121cm">
          <draw:image xlink:href="Pictures/10000416000069F0000069F0CF3F391D6A5B7DF6.svg" xlink:type="simple" xlink:show="embed" xlink:actuate="onLoad" loext:mime-type="image/svg+xml">
            <text:p/>
          </draw:image>
          <draw:image xlink:href="Pictures/10000201000002C3000002C34CF317DA8D4C3D69.png" xlink:type="simple" xlink:show="embed" xlink:actuate="onLoad" loext:mime-type="image/png"/>
          <svg:title>code icon</svg:title>
          <svg:desc>code icon from the IconExperience.com O-Collection. Copyright by INCORS GmbH (www.incors.com).</svg:desc>
        </draw:frame>
        <draw:connector draw:style-name="gr4" draw:text-style-name="P5" draw:layer="layout" svg:x1="3.548cm" svg:y1="3.081cm" svg:x2="5.319cm" svg:y2="3.081cm" draw:start-shape="id13" draw:start-glue-point="1" draw:end-shape="id11" draw:end-glue-point="3" svg:d="M3548 3081h1771" svg:viewBox="0 0 1772 1">
          <text:p/>
        </draw:connector>
        <draw:connector draw:style-name="gr4" draw:text-style-name="P5" draw:layer="layout" svg:x1="10.145cm" svg:y1="3.081cm" svg:x2="11.32cm" svg:y2="3.081cm" draw:start-shape="id11" draw:start-glue-point="1" draw:end-shape="id9" svg:d="M10145 3081h1175" svg:viewBox="0 0 1176 1">
          <text:p/>
        </draw:connector>
        <draw:connector draw:style-name="gr4" draw:text-style-name="P5" draw:layer="layout" svg:x1="6.767cm" svg:y1="10.109cm" svg:x2="3.553cm" svg:y2="10.109cm" draw:start-shape="id12" draw:start-glue-point="3" draw:end-shape="id14" draw:end-glue-point="1" svg:d="M6767 10109h-3214" svg:viewBox="0 0 3215 1">
          <text:p/>
        </draw:connector>
        <draw:connector draw:style-name="gr4" draw:text-style-name="P5" draw:layer="layout" svg:x1="2.588cm" svg:y1="11.074cm" svg:x2="2.588cm" svg:y2="12.709cm" draw:start-shape="id14" draw:start-glue-point="2" draw:end-shape="id15" draw:end-glue-point="0" svg:d="M2588 11074v1635" svg:viewBox="0 0 1 1636">
          <text:p/>
        </draw:connector>
        <draw:connector draw:style-name="gr4" draw:text-style-name="P5" draw:layer="layout" svg:x1="17.628cm" svg:y1="3.081cm" svg:x2="16.146cm" svg:y2="3.081cm" draw:start-shape="id16" draw:start-glue-point="3" draw:end-shape="id9" draw:end-glue-point="1" svg:d="M17628 3081h-1482" svg:viewBox="0 0 1483 1">
          <text:p/>
        </draw:connector>
        <draw:custom-shape draw:style-name="gr2" draw:text-style-name="P3" xml:id="id21" draw:id="id21" draw:layer="layout" svg:width="4.826cm" svg:height="1.93cm" svg:x="5.32cm" svg:y="12.717cm">
          <text:p text:style-name="P2">Grammar</text:p>
          <text:p text:style-name="P2">Measur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ode.svg" draw:style-name="gr1" draw:text-style-name="P1" xml:id="id17" draw:id="id17" draw:layer="layout" svg:width="1.92cm" svg:height="1.92cm" svg:x="1.628cm" svg:y="5.122cm">
          <draw:image xlink:href="Pictures/10000416000069F0000069F0CF3F391D6A5B7DF6.svg" xlink:type="simple" xlink:show="embed" xlink:actuate="onLoad" loext:mime-type="image/svg+xml">
            <text:p/>
          </draw:image>
          <draw:image xlink:href="Pictures/10000201000002C3000002C34CF317DA8D4C3D69.png" xlink:type="simple" xlink:show="embed" xlink:actuate="onLoad" loext:mime-type="image/png"/>
          <svg:title>code icon</svg:title>
          <svg:desc>code icon from the IconExperience.com O-Collection. Copyright by INCORS GmbH (www.incors.com).</svg:desc>
        </draw:frame>
        <draw:custom-shape draw:style-name="gr2" draw:text-style-name="P3" xml:id="id18" draw:id="id18" draw:layer="layout" svg:width="4.826cm" svg:height="1.93cm" svg:x="5.319cm" svg:y="5.117cm">
          <draw:glue-point draw:id="4" svg:x="2.629cm" svg:y="5.217cm"/>
          <text:p text:style-name="P2">Grammar</text:p>
          <text:p text:style-name="P2">Measur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9" draw:id="id19" draw:layer="layout" svg:width="4.826cm" svg:height="1.93cm" svg:x="11.32cm" svg:y="5.117cm">
          <draw:glue-point draw:id="4" svg:x="2.563cm" svg:y="5.217cm"/>
          <text:p text:style-name="P2">Islandiz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ode.svg" draw:style-name="gr1" draw:text-style-name="P1" xml:id="id20" draw:id="id20" draw:layer="layout" svg:width="1.92cm" svg:height="1.92cm" svg:x="17.628cm" svg:y="5.122cm">
          <draw:image xlink:href="Pictures/10000416000069F0000069F0CF3F391D6A5B7DF6.svg" xlink:type="simple" xlink:show="embed" xlink:actuate="onLoad" loext:mime-type="image/svg+xml">
            <text:p/>
          </draw:image>
          <draw:image xlink:href="Pictures/10000201000002C3000002C34CF317DA8D4C3D69.png" xlink:type="simple" xlink:show="embed" xlink:actuate="onLoad" loext:mime-type="image/png"/>
          <svg:title>code icon</svg:title>
          <svg:desc>code icon from the IconExperience.com O-Collection. Copyright by INCORS GmbH (www.incors.com).</svg:desc>
        </draw:frame>
        <draw:connector draw:style-name="gr4" draw:text-style-name="P5" draw:layer="layout" svg:x1="3.548cm" svg:y1="6.082cm" svg:x2="5.319cm" svg:y2="6.082cm" draw:start-shape="id17" draw:start-glue-point="1" draw:end-shape="id18" draw:end-glue-point="3" svg:d="M3548 6082h1771" svg:viewBox="0 0 1772 1">
          <text:p/>
        </draw:connector>
        <draw:connector draw:style-name="gr5" draw:text-style-name="P4" draw:layer="layout" svg:x1="10.145cm" svg:y1="6.082cm" svg:x2="11.32cm" svg:y2="6.082cm" draw:start-shape="id18" draw:start-glue-point="1" draw:end-shape="id19" svg:d="M10145 6082h1175" svg:viewBox="0 0 1176 1">
          <text:p/>
        </draw:connector>
        <draw:connector draw:style-name="gr4" draw:text-style-name="P5" draw:layer="layout" svg:x1="17.628cm" svg:y1="6.082cm" svg:x2="16.146cm" svg:y2="6.082cm" draw:start-shape="id20" draw:start-glue-point="3" draw:end-shape="id19" draw:end-glue-point="1" svg:d="M17628 6082h-1482" svg:viewBox="0 0 1483 1">
          <text:p/>
        </draw:connector>
        <draw:connector draw:style-name="gr4" draw:text-style-name="P5" draw:layer="layout" svg:x1="13.733cm" svg:y1="11.074cm" svg:x2="10.146cm" svg:y2="13.682cm" draw:start-shape="id10" draw:start-glue-point="2" draw:end-shape="id21" draw:end-glue-point="1" svg:d="M13733 11074v2608h-3587" svg:viewBox="0 0 3588 2609">
          <text:p/>
        </draw:connector>
        <draw:connector draw:style-name="gr4" draw:text-style-name="P5" draw:layer="layout" svg:x1="7.733cm" svg:y1="12.717cm" svg:x2="7.732cm" svg:y2="11.074cm" draw:start-shape="id21" draw:start-glue-point="0" draw:end-shape="id12" draw:end-glue-point="2" svg:d="M7733 12717v-842h-1v-801" svg:viewBox="0 0 2 1644">
          <text:p/>
        </draw:connector>
        <draw:connector draw:style-name="gr4" draw:text-style-name="P5" draw:layer="layout" draw:type="lines" draw:line-skew="0.65cm -0.405cm" svg:x1="9cm" svg:y1="7.047cm" svg:x2="7.732cm" svg:y2="9.144cm" draw:start-shape="id18" draw:start-glue-point="4" draw:end-shape="id12" draw:end-glue-point="0" svg:d="M9000 7047v1192h-1268v905" svg:viewBox="0 0 1269 2098">
          <text:p/>
        </draw:connector>
        <draw:connector draw:style-name="gr4" draw:text-style-name="P5" draw:layer="layout" svg:x1="14.969cm" svg:y1="7.047cm" svg:x2="14.969cm" svg:y2="9.144cm" draw:start-shape="id19" draw:start-glue-point="4" draw:end-shape="id10" draw:end-glue-point="5" svg:d="M14969 7047v2097" svg:viewBox="0 0 1 20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6T17:09:28.349956375</meta:creation-date>
    <dc:date>2019-07-06T17:25:02.446741792</dc:date>
    <meta:editing-duration>PT4M23S</meta:editing-duration>
    <meta:editing-cycles>1</meta:editing-cycles>
    <meta:document-statistic meta:object-count="43"/>
    <meta:generator>LibreOffice/6.2.4.2$Linux_X86_64 LibreOffice_project/20$Build-2</meta:generator>
  </office:meta>
</office:document-meta>
</file>